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top="0cm" fo:margin-bottom="0cm" fo:orphans="2" fo:widows="2"/>
      <style:text-properties fo:font-variant="normal" fo:text-transform="none" fo:color="#222222" style:font-name="arial" fo:font-size="9.75pt" fo:letter-spacing="normal" fo:font-style="normal" fo:font-weight="normal"/>
    </style:style>
    <style:style style:name="P4" style:family="paragraph" style:parent-style-name="Quotations">
      <style:paragraph-properties fo:margin-top="0cm" fo:margin-bottom="0cm" fo:orphans="2" fo:widows="2" fo:padding="0cm" fo:border="none"/>
      <style:text-properties fo:font-variant="normal" fo:text-transform="none" fo:color="#500050" style:font-name="arial" fo:font-size="9.75pt" fo:letter-spacing="normal" fo:font-style="normal" fo:font-weight="normal"/>
    </style:style>
    <style:style style:name="P5" style:family="paragraph" style:parent-style-name="Quotation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500050" fo:letter-spacing="normal"/>
    </style:style>
    <style:style style:name="P6" style:family="paragraph" style:parent-style-name="Quotations">
      <style:paragraph-properties fo:margin-left="2cm" fo:margin-right="2cm" fo:margin-top="0cm" fo:margin-bottom="0cm" fo:orphans="2" fo:widows="2" fo:text-indent="0cm" style:auto-text-indent="false" fo:padding="0cm" fo:border="none"/>
      <style:text-properties fo:font-variant="normal" fo:text-transform="none" fo:color="#500050" style:font-name="arial" fo:font-size="9.75pt" fo:letter-spacing="normal" fo:font-style="normal" fo:font-weight="normal"/>
    </style:style>
    <style:style style:name="T1" style:family="text">
      <style:text-properties style:font-name="arial" fo:font-size="9.75pt" fo:font-style="normal" fo:font-weight="normal"/>
    </style:style>
    <style:style style:name="T2" style:family="text">
      <style:text-properties style:font-name-asian="arial" style:font-size-asian="9.75pt" style:font-style-asian="normal" style:font-weight-asian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1155cc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</text:p>
      <text:p text:style-name="P5"><text:span text:style-name="T1">On 09/12/2011 03:09 PM, </text:span><text:span text:style-name="T2">肖锐 </text:span><text:span text:style-name="T1">wrote:</text:span></text:p>
      <text:p text:style-name="P6">Hi,<text:line-break/>I have add the hooks function into my own module's code,and I have<text:line-break/>written a yaml file"navg_onepage.yaml", too.<text:line-break/>as you say, I "mkdir xxx/sites/all/patterns" and copy my<text:line-break/>navg_onepage.yaml to the directory.</text:p>
      <text:p text:style-name="P4">when I run the yaml in the patterns module's page, it's successful<text:line-break/>though there is some warning like follow:</text:p>
      <text:p text:style-name="P3">These should be fixed now. Try again with the newest version of patterns and let me know if they persist.<text:line-break/>I didn't get any warnings running your pattern.</text:p>
      <text:p text:style-name="P3"/>
      <text:p text:style-name="P2"/>
      <text:p text:style-name="P6">there is a question:when I validate the yaml file, it's keeping<text:line-break/>validating and never stop.</text:p>
      <text:p text:style-name="P3">I couldn't reproduce this. Is JavaScript enabled in your browser?</text:p>
      <text:p text:style-name="P3">我使用了新的7.x-1.x版本patterns，目录问题已经解决了，现在我这边已经没有任何的warning了，yamlfile的验证也通过了，我相信我之前的问题都是server方面的问题，可能是selinux，我想。</text:p>
      <text:p text:style-name="P3"/>
      <text:p text:style-name="P2"/>
      <text:p text:style-name="P6">I believe there are some problems in my code, please give me some advice<text:line-break/>or modification.</text:p>
      <text:p text:style-name="P2"><text:span text:style-name="T3">I've looked at your code, it seems generally well done, let me give you a couple of advices.<text:line-break/><text:line-break/>In navg_onepage_menu(), you define a path "Navigation_onepage". While this works, it is kind of a convention to use lowercase names, the hierarchy levels being separated by a '/'. For example, 'navg_onepage/onepage', or 'navg_onepage'.</text:span></text:p>
      <text:p text:style-name="P2"><text:span text:style-name="T3">完成。<text:line-break/><text:line-break/>You could experiment with creating your own permission with hook_permission(). Then you can use the module's own permission in hook_menu()'s 'access arguments' array key.</text:span></text:p>
      <text:p text:style-name="P2"><text:span text:style-name="T3">完成。我建立了自己的per，在“navg_onepage/onepage”中使用了这个per，而admin/config/navg_onepage保持这access administration pages.</text:span></text:p>
      <text:p text:style-name="P2"><text:span text:style-name="T3"><text:line-break/><text:line-break/>Try to get familiar with the Doxygen commenting syntax, see </text:span><text:a xlink:type="simple" xlink:href="http://drupal.org/node/1354" office:target-frame-name="_blank" xlink:show="new"><text:span text:style-name="T4">http://drupal.org/node/1354</text:span></text:a><text:span text:style-name="T3">. Also, use 2 spaces and no tabs, see</text:span><text:a xlink:type="simple" xlink:href="http://drupal.org/coding-standards" office:target-frame-name="_blank" xlink:show="new"><text:span text:style-name="T4">http://drupal.org/coding-standards</text:span></text:a><text:span text:style-name="T3">.<text:line-break/>完成，</text:span></text:p>
      <text:p text:style-name="P2"><text:span text:style-name="T3"><text:line-break/>Now, about Patterns: the documentation has slightly been updated and the Patterns module has received a few bugfixes, improvements. For example, you can use the modules/patterns/patterns/ directory once again, and no warnings should generally appear. See the git log/diff.<text:line-break/><text:line-break/>There is a bug related to handling multiple actions in a pattern which will get fixed soon. The pattern syntax will slightly change and the documentation will reflect this, the conversion itself will be easy to do.<text:line-break/><text:line-break/>Regarding your pattern component, the _prepare() and _validate() hooks, I'm not sure what you could put there, so they are OK left empty for now (although, maybe you could put some format restrictions on your $data['']).<text:line-break/><text:line-break/>Since you defined navg_configure_form as your callback, which is an existing form handler, this form will be filled, validated, and sent.<text:line-break/>Your $data based on the .yaml you provided should initially look something like this: array('numrui': 7), try to debug $data to see this.<text:line-break/>This $data will be the input of your form. The keys will be matched to the form input ID's, and the values will be the choices/text/input of the form data. In your case, your form contains a field called 'navg_onepage_max'. There is no 'navg_onepage_max' in the provided .yaml file (and consequently in $data), so the form will not be filled correctly.<text:line-break/><text:line-break/>You could do this in one of _prepare(), _validate(), _build(): $data['navg_onepage_max'] = $data['numrui'];<text:line-break/></text:span><text:soft-page-break/><text:span text:style-name="T3">Or you could change the .yaml to have a navg_onepage_max instead of numrui.<text:line-break/><text:line-break/>If you never meant to submit the form, that's fine too. You have to define a callback function that is NOT a form.<text:line-break/>Return this in navg_onepage_patterns_callbacks():<text:line-break/><text:line-break/>// NOTE: navg_modify is not specified in navg_onepage_patterns()<text:line-break/>// and thus will be handled as a regular callback instead of a<text:line-break/>// form callback.<text:line-break/>$result = array('navg_configure_form', 'navg_modify');<text:line-break/><text:line-break/>Then, create the following function:<text:line-break/>function navg_modify($action, &amp;$data) {<text:line-break/> variable_set('navg_onepage_max',$data['numrui']);<text:line-break/>}<text:line-break/><text:line-break/>In this case, the navg_onepage_patterns_build() and navg_onepage_patterns_params() functions will not be cal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y </meta:initial-creator>
    <meta:creation-date>2011-09-26T14:07:56</meta:creation-date>
    <dc:date>2011-09-26T17:57:00</dc:date>
    <dc:creator>ray </dc:creator>
    <meta:editing-duration>PT03H49M0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14" meta:word-count="610" meta:character-count="3769"/>
  </office:meta>
</office:document-meta>
</file>